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418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7.243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0.66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0.973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7.493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4.241cm">
          <draw:text-box>
            <text:p><text:span text:style-name="T1">Piliha Matkul</text:span></text:p>
          </draw:text-box>
        </draw:frame>
        <draw:custom-shape draw:style-name="gr8" draw:text-style-name="P8" draw:layer="layout" svg:width="1.905cm" svg:height="0.762cm" svg:x="6.02cm" svg:y="9.3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9.3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9.3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1cm" svg:y="6.53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7cm" svg:y="5.842cm">
          <draw:text-box>
            <text:p><text:span text:style-name="T1">Pilih Kelas</text:span></text:p>
          </draw:text-box>
        </draw:frame>
        <draw:custom-shape draw:style-name="gr6" draw:text-style-name="P6" draw:layer="layout" svg:width="8.255cm" svg:height="0.762cm" svg:x="6.021cm" svg:y="8.23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7cm" svg:y="7.442cm">
          <draw:text-box>
            <text:p><text:span text:style-name="T1">Tahun Akadem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8T11:15:30.278314721</dc:date>
    <meta:editing-duration>PT2H32M42S</meta:editing-duration>
    <meta:editing-cycles>24</meta:editing-cycles>
    <meta:generator>LibreOffice/5.1.6.2$Linux_x86 LibreOffice_project/10m0$Build-2</meta:generator>
    <meta:document-statistic meta:object-count="15"/>
  </office:meta>
</office:document-meta>
</file>